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e2043"/>
    </style:style>
    <style:style style:name="P2" style:family="paragraph" style:parent-style-name="Heading_20_1">
      <style:text-properties officeooo:rsid="000e99d7" officeooo:paragraph-rsid="000e99d7"/>
    </style:style>
    <style:style style:name="P3" style:family="paragraph" style:parent-style-name="Standard">
      <style:text-properties officeooo:rsid="000e99d7" officeooo:paragraph-rsid="000e99d7"/>
    </style:style>
    <style:style style:name="P4" style:family="paragraph" style:parent-style-name="Standard">
      <style:text-properties officeooo:paragraph-rsid="000e20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Variables</text:h>
      <text:p text:style-name="P3"><draw:frame draw:style-name="fr1" draw:name="Object5" text:anchor-type="as-char" svg:y="-0.1484in" svg:width="1.0638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: the flock preceding f in the planning of c</text:p>
      <text:p text:style-name="P3"/>
      <text:p text:style-name="P3"><draw:frame draw:style-name="fr1" draw:name="Object6" text:anchor-type="as-char" svg:y="-0.1535in" svg:width="1.1075in" svg:height="0.213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: the sequence number of flock f in the planing of c</text:p>
      <text:p text:style-name="P3"/>
      <text:p text:style-name="P3"><draw:frame draw:style-name="fr1" draw:name="Object7" text:anchor-type="as-char" svg:y="-0.1484in" svg:width="1.0425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: the chain mounting c on flock f</text:p>
      <text:h text:style-name="Heading_20_1" text:outline-level="1">Constraints</text:h>
      <text:p text:style-name="P3">SequenceCal</text:p>
      <text:p text:style-name="Standard"><draw:frame draw:style-name="fr1" draw:name="Object1" text:anchor-type="as-char" svg:y="-0.1484in" svg:width="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MounterCalc</text:p>
      <text:p text:style-name="Standard"><draw:frame draw:style-name="fr1" draw:name="Object2" text:anchor-type="as-char" svg:y="-0.1484in" svg:width="3.6846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P3">PreviousCalc</text:p>
      <text:p text:style-name="P1"><draw:frame draw:style-name="fr1" draw:name="Object3" text:anchor-type="as-char" svg:y="-0.1484in" svg:width="3.8138in" svg:height="0.2098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3">PrecedenceConstraint</text:p>
      <text:p text:style-name="P1"><draw:frame draw:style-name="fr1" draw:name="Object4" text:anchor-type="as-char" svg:y="-0.152in" svg:width="3.3693in" svg:height="0.2126in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6:21:59.693807065</meta:creation-date>
    <dc:date>2014-06-15T21:41:04.031053886</dc:date>
    <meta:editing-duration>PT30M52S</meta:editing-duration>
    <meta:editing-cycles>7</meta:editing-cycles>
    <meta:generator>LibreOffice/4.1.3.2$Linux_X86_64 LibreOffice_project/410m0$Build-2</meta:generator>
    <meta:document-statistic meta:table-count="0" meta:image-count="0" meta:object-count="7" meta:page-count="1" meta:paragraph-count="13" meta:word-count="36" meta:character-count="203" meta:non-whitespace-character-count="176"/>
  </office:meta>
</office:document-meta>
</file>

<file path=Object 1/content.xml><?xml version="1.0" encoding="utf-8"?>
<math xmlns="http://www.w3.org/1998/Math/MathML">
  <semantics>
    <mrow>
      <mo stretchy="false">∀</mo>
      <mi>c</mi>
      <mi>,</mi>
      <mi mathvariant="italic">f1</mi>
      <mi>,</mi>
      <mi mathvariant="italic">f2</mi>
      <mi mathvariant="normal">:</mi>
      <mrow>
        <msub>
          <mi mathvariant="italic">previous</mi>
          <mrow>
            <mi>c</mi>
            <mi>,</mi>
            <mi mathvariant="italic">f2</mi>
          </mrow>
        </msub>
        <mo stretchy="false">=</mo>
        <mi mathvariant="italic">f1</mi>
      </mrow>
      <mo stretchy="false">⇔</mo>
      <mrow>
        <mrow>
          <msub>
            <mi mathvariant="italic">sequence</mi>
            <mrow>
              <mi>c</mi>
              <mi>,</mi>
              <mi mathvariant="italic">f1</mi>
            </mrow>
          </msub>
          <mo stretchy="false">+</mo>
          <mn>1</mn>
        </mrow>
        <mo stretchy="false">=</mo>
        <msub>
          <mi mathvariant="italic">sequence</mi>
          <mrow>
            <mi>c</mi>
            <mi>,</mi>
            <mi mathvariant="italic">f1</mi>
          </mrow>
        </msub>
      </mrow>
    </mrow>
    <annotation encoding="StarMath 5.0">forall c, f1, f2: previous_{c,f2} = f1   dlrarrow sequence_{c,f1} + 1  = sequence_{c,f1}  </annotation>
  </semantics>
</math>
</file>

<file path=Object 2/content.xml><?xml version="1.0" encoding="utf-8"?>
<math xmlns="http://www.w3.org/1998/Math/MathML">
  <semantics>
    <mrow>
      <mo stretchy="false">∀</mo>
      <mi>c</mi>
      <mi>,</mi>
      <mi mathvariant="italic">f1</mi>
      <mi>,</mi>
      <mi mathvariant="italic">f2</mi>
      <mi mathvariant="normal">:</mi>
      <mrow>
        <msub>
          <mi mathvariant="italic">previous</mi>
          <mrow>
            <mi>c</mi>
            <mi>,</mi>
            <mi mathvariant="italic">f2</mi>
          </mrow>
        </msub>
        <mo stretchy="false">=</mo>
        <mi mathvariant="italic">f1</mi>
      </mrow>
      <mo stretchy="false">⇒</mo>
      <mrow>
        <msub>
          <mi mathvariant="italic">mounter</mi>
          <mrow>
            <mi>c</mi>
            <mi>,</mi>
            <mi mathvariant="italic">f2</mi>
          </mrow>
        </msub>
        <mo stretchy="false">=</mo>
        <msub>
          <mi mathvariant="italic">mounter</mi>
          <mrow>
            <mi>c</mi>
            <mi>,</mi>
            <mi mathvariant="italic">f1</mi>
          </mrow>
        </msub>
      </mrow>
    </mrow>
    <annotation encoding="StarMath 5.0">forall c, f1, f2: previous_{c,f2} = f1 drarrow mounter_{c,f2}  = mounter_{c,f1} </annotation>
  </semantics>
</math>
</file>

<file path=Object 3/content.xml><?xml version="1.0" encoding="utf-8"?>
<math xmlns="http://www.w3.org/1998/Math/MathML">
  <semantics>
    <mrow>
      <mo stretchy="false">∀</mo>
      <mi mathvariant="italic">c1</mi>
      <mi>,</mi>
      <mi mathvariant="italic">c2</mi>
      <mi>,</mi>
      <mi>f</mi>
      <mi mathvariant="normal">:</mi>
      <mrow>
        <msub>
          <mi mathvariant="italic">mounter</mi>
          <mrow>
            <mi mathvariant="italic">c2</mi>
            <mi>,</mi>
            <mi>f</mi>
          </mrow>
        </msub>
        <mo stretchy="false">=</mo>
        <mi mathvariant="italic">c1</mi>
      </mrow>
      <mo stretchy="false">⇒</mo>
      <mrow>
        <msub>
          <mi mathvariant="italic">previous</mi>
          <mrow>
            <mi mathvariant="italic">c2</mi>
            <mi>,</mi>
            <mi>f</mi>
          </mrow>
        </msub>
        <mo stretchy="false">=</mo>
        <msub>
          <mi mathvariant="italic">previous</mi>
          <mrow>
            <mi mathvariant="italic">c1</mi>
            <mi>,</mi>
            <mi>f</mi>
          </mrow>
        </msub>
      </mrow>
    </mrow>
    <annotation encoding="StarMath 5.0">forall c1 ,c2, f :mounter_{c2,f} = c1 drarrow previous_{c2,f}  = previous_{c1,f} </annotation>
  </semantics>
</math>
</file>

<file path=Object 4/content.xml><?xml version="1.0" encoding="utf-8"?>
<math xmlns="http://www.w3.org/1998/Math/MathML">
  <semantics>
    <mrow>
      <mo stretchy="false">∀</mo>
      <mi>c</mi>
      <mi>,</mi>
      <mi>p</mi>
      <mrow>
        <mo stretchy="false">(</mo>
        <mrow>
          <mi mathvariant="italic">f1</mi>
          <mi>,</mi>
          <mi mathvariant="italic">f2</mi>
        </mrow>
        <mo stretchy="false">)</mo>
      </mrow>
      <mi mathvariant="normal">:</mi>
      <mrow>
        <mi mathvariant="italic">f1</mi>
        <mo stretchy="false">≺</mo>
        <mi mathvariant="italic">f2</mi>
      </mrow>
      <mo stretchy="false">⇒</mo>
      <mrow>
        <msub>
          <mi mathvariant="italic">sequence</mi>
          <mrow>
            <mi>c</mi>
            <mi>,</mi>
            <mi mathvariant="italic">f1</mi>
          </mrow>
        </msub>
        <mo stretchy="false">&lt;</mo>
        <msub>
          <mi mathvariant="italic">sequence</mi>
          <mrow>
            <mi>c</mi>
            <mi>,</mi>
            <mi mathvariant="italic">f2</mi>
          </mrow>
        </msub>
      </mrow>
    </mrow>
    <annotation encoding="StarMath 5.0">forall c, p(f1, f2):f1 prec f2 drarrow sequence_{c,f1} &lt; sequence_{c,f2}   </annotation>
  </semantics>
</math>
</file>

<file path=Object 5/content.xml><?xml version="1.0" encoding="utf-8"?>
<math xmlns="http://www.w3.org/1998/Math/MathML">
  <semantics>
    <mrow>
      <mrow>
        <msub>
          <mi mathvariant="italic">previous</mi>
          <mrow>
            <mi>c</mi>
            <mi>,</mi>
            <mi>f</mi>
          </mrow>
        </msub>
        <mo stretchy="false">∈</mo>
        <mi>F</mi>
      </mrow>
    </mrow>
    <annotation encoding="StarMath 5.0">previous_{c,f} in F</annotation>
  </semantics>
</math>
</file>

<file path=Object 6/content.xml><?xml version="1.0" encoding="utf-8"?>
<math xmlns="http://www.w3.org/1998/Math/MathML">
  <semantics>
    <mrow>
      <mrow>
        <msub>
          <mi mathvariant="italic">sequence</mi>
          <mrow>
            <mi>c</mi>
            <mi>,</mi>
            <mi>f</mi>
          </mrow>
        </msub>
        <mo stretchy="false">∈</mo>
        <mo stretchy="false">ℕ</mo>
      </mrow>
    </mrow>
    <annotation encoding="StarMath 5.0">sequence_{c,f} in setN</annotation>
  </semantics>
</math>
</file>

<file path=Object 7/content.xml><?xml version="1.0" encoding="utf-8"?>
<math xmlns="http://www.w3.org/1998/Math/MathML">
  <semantics>
    <mrow>
      <mrow>
        <msub>
          <mi mathvariant="italic">mounter</mi>
          <mrow>
            <mi>c</mi>
            <mi>,</mi>
            <mi>f</mi>
          </mrow>
        </msub>
        <mo stretchy="false">∈</mo>
        <mi>C</mi>
      </mrow>
    </mrow>
    <annotation encoding="StarMath 5.0">mounter_{c,f} in C</annotation>
  </semantics>
</math>
</file>